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name="LOSOWA" draw:style-name="gr1" draw:text-style-name="P1" svg:width="157.6mm" svg:height="97.56mm" svg:x="175.01mm" svg:y="0mm">
            <loext:p draw:notify-on-update-of-ranges="Arkusz1.B3:Arkusz1.B10 Arkusz1.C3:Arkusz1.C10 Arkusz1.B3:Arkusz1.B10 Arkusz1.E3:Arkusz1.E10 Arkusz1.B3:Arkusz1.B10 Arkusz1.D3:Arkusz1.D10 Arkusz1.B3:Arkusz1.B10 Arkusz1.F3:Arkusz1.F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LOSOWA" draw:style-name="gr1" draw:text-style-name="P1" svg:width="157.6mm" svg:height="97.56mm" svg:x="188.61mm" svg:y="17.26mm">
            <loext:p draw:notify-on-update-of-ranges="Arkusz1.B13:Arkusz1.B17 Arkusz1.C13:Arkusz1.C17 Arkusz1.B3:Arkusz1.B10 Arkusz1.E13:Arkusz1.E17 Arkusz1.B3:Arkusz1.B10 Arkusz1.D13:Arkusz1.D17 Arkusz1.B3:Arkusz1.B10 Arkusz1.F13:Arkusz1.F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LOSOWA" draw:style-name="gr1" draw:text-style-name="P1" svg:width="157.6mm" svg:height="97.56mm" svg:x="194.94mm" svg:y="38.25mm">
            <loext:p draw:notify-on-update-of-ranges="Arkusz1.B13:Arkusz1.B17 Arkusz1.C23:Arkusz1.C27 Arkusz1.B3:Arkusz1.B10 Arkusz1.E23:Arkusz1.E27 Arkusz1.B3:Arkusz1.B10 Arkusz1.D23:Arkusz1.D27 Arkusz1.B3:Arkusz1.B10 Arkusz1.F23:Arkusz1.F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LOSOWA" draw:style-name="gr1" draw:text-style-name="P1" svg:width="157.6mm" svg:height="97.56mm" svg:x="180.62mm" svg:y="56.31mm">
            <loext:p draw:notify-on-update-of-ranges="Arkusz1.B13:Arkusz1.B17 Arkusz1.C33:Arkusz1.C37 Arkusz1.B3:Arkusz1.B10 Arkusz1.E33:Arkusz1.E37 Arkusz1.B3:Arkusz1.B10 Arkusz1.D33:Arkusz1.D37 Arkusz1.B3:Arkusz1.B10 Arkusz1.F33:Arkusz1.F3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LOSOWA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60109" calcext:value-type="float">
            <text:p>0,160109</text:p>
          </table:table-cell>
          <table:table-cell office:value-type="float" office:value="0.116477" calcext:value-type="float">
            <text:p>0,116477</text:p>
          </table:table-cell>
          <table:table-cell office:value-type="float" office:value="0.206111" calcext:value-type="float">
            <text:p>0,206111</text:p>
          </table:table-cell>
          <table:table-cell office:value-type="float" office:value="0.117118" calcext:value-type="float">
            <text:p>0,11711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890092" calcext:value-type="float">
            <text:p>0,890092</text:p>
          </table:table-cell>
          <table:table-cell office:value-type="float" office:value="0.740222" calcext:value-type="float">
            <text:p>0,740222</text:p>
          </table:table-cell>
          <table:table-cell office:value-type="float" office:value="1.260473" calcext:value-type="float">
            <text:p>1,260473</text:p>
          </table:table-cell>
          <table:table-cell office:value-type="float" office:value="0.701058" calcext:value-type="float">
            <text:p>0,70105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60839" calcext:value-type="float">
            <text:p>1,960839</text:p>
          </table:table-cell>
          <table:table-cell office:value-type="float" office:value="1.62389" calcext:value-type="float">
            <text:p>1,62389</text:p>
          </table:table-cell>
          <table:table-cell office:value-type="float" office:value="2.704142" calcext:value-type="float">
            <text:p>2,704142</text:p>
          </table:table-cell>
          <table:table-cell office:value-type="float" office:value="1.527547" calcext:value-type="float">
            <text:p>1,52754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.846934" calcext:value-type="float">
            <text:p>10,846934</text:p>
          </table:table-cell>
          <table:table-cell office:value-type="float" office:value="8.643381" calcext:value-type="float">
            <text:p>8,643381</text:p>
          </table:table-cell>
          <table:table-cell office:value-type="float" office:value="16.135495" calcext:value-type="float">
            <text:p>16,135495</text:p>
          </table:table-cell>
          <table:table-cell office:value-type="float" office:value="8.78963" calcext:value-type="float">
            <text:p>8,78963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1.940353" calcext:value-type="float">
            <text:p>21,940353</text:p>
          </table:table-cell>
          <table:table-cell office:value-type="float" office:value="17.725443" calcext:value-type="float">
            <text:p>17,725443</text:p>
          </table:table-cell>
          <table:table-cell office:value-type="float" office:value="35.759193" calcext:value-type="float">
            <text:p>35,759193</text:p>
          </table:table-cell>
          <table:table-cell office:value-type="float" office:value="18.757495" calcext:value-type="float">
            <text:p>18,75749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ODWROTNA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99274" calcext:value-type="float">
            <text:p>0,099274</text:p>
          </table:table-cell>
          <table:table-cell office:value-type="float" office:value="0.057484" calcext:value-type="float">
            <text:p>0,057484</text:p>
          </table:table-cell>
          <table:table-cell office:value-type="float" office:value="0.179632" calcext:value-type="float">
            <text:p>0,179632</text:p>
          </table:table-cell>
          <table:table-cell office:value-type="float" office:value="0.278989" calcext:value-type="float">
            <text:p>0,278989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531506" calcext:value-type="float">
            <text:p>0,531506</text:p>
          </table:table-cell>
          <table:table-cell office:value-type="float" office:value="0.330582" calcext:value-type="float">
            <text:p>0,330582</text:p>
          </table:table-cell>
          <table:table-cell office:value-type="float" office:value="0.992377" calcext:value-type="float">
            <text:p>0,992377</text:p>
          </table:table-cell>
          <table:table-cell office:value-type="float" office:value="1.685091" calcext:value-type="float">
            <text:p>1,68509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170564" calcext:value-type="float">
            <text:p>1,170564</text:p>
          </table:table-cell>
          <table:table-cell office:value-type="float" office:value="0.727962" calcext:value-type="float">
            <text:p>0,727962</text:p>
          </table:table-cell>
          <table:table-cell office:value-type="float" office:value="2.216784" calcext:value-type="float">
            <text:p>2,216784</text:p>
          </table:table-cell>
          <table:table-cell office:value-type="float" office:value="3.375426" calcext:value-type="float">
            <text:p>3,375426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6.282431" calcext:value-type="float">
            <text:p>6,282431</text:p>
          </table:table-cell>
          <table:table-cell office:value-type="float" office:value="3.903441" calcext:value-type="float">
            <text:p>3,903441</text:p>
          </table:table-cell>
          <table:table-cell office:value-type="float" office:value="11.834984" calcext:value-type="float">
            <text:p>11,834984</text:p>
          </table:table-cell>
          <table:table-cell office:value-type="float" office:value="19.274481" calcext:value-type="float">
            <text:p>19,2744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3.268344" calcext:value-type="float">
            <text:p>13,268344</text:p>
          </table:table-cell>
          <table:table-cell office:value-type="float" office:value="8.470276" calcext:value-type="float">
            <text:p>8,470276</text:p>
          </table:table-cell>
          <table:table-cell office:value-type="float" office:value="24.814866" calcext:value-type="float">
            <text:p>24,814866</text:p>
          </table:table-cell>
          <table:table-cell office:value-type="float" office:value="40.621725" calcext:value-type="float">
            <text:p>40,62172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25% POSORTOWANYC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40971" calcext:value-type="float">
            <text:p>0,140971</text:p>
          </table:table-cell>
          <table:table-cell office:value-type="float" office:value="0.097112" calcext:value-type="float">
            <text:p>0,097112</text:p>
          </table:table-cell>
          <table:table-cell office:value-type="float" office:value="0.204581" calcext:value-type="float">
            <text:p>0,204581</text:p>
          </table:table-cell>
          <table:table-cell office:value-type="float" office:value="0.14237" calcext:value-type="float">
            <text:p>0,1423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762387" calcext:value-type="float">
            <text:p>0,762387</text:p>
          </table:table-cell>
          <table:table-cell office:value-type="float" office:value="0.584171" calcext:value-type="float">
            <text:p>0,584171</text:p>
          </table:table-cell>
          <table:table-cell office:value-type="float" office:value="1.243933" calcext:value-type="float">
            <text:p>1,243933</text:p>
          </table:table-cell>
          <table:table-cell office:value-type="float" office:value="0.848392" calcext:value-type="float">
            <text:p>0,848392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661725" calcext:value-type="float">
            <text:p>1,661725</text:p>
          </table:table-cell>
          <table:table-cell office:value-type="float" office:value="1.249574" calcext:value-type="float">
            <text:p>1,249574</text:p>
          </table:table-cell>
          <table:table-cell office:value-type="float" office:value="2.659417" calcext:value-type="float">
            <text:p>2,659417</text:p>
          </table:table-cell>
          <table:table-cell office:value-type="float" office:value="1.817497" calcext:value-type="float">
            <text:p>1,81749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.147196" calcext:value-type="float">
            <text:p>9,147196</text:p>
          </table:table-cell>
          <table:table-cell office:value-type="float" office:value="6.931092" calcext:value-type="float">
            <text:p>6,931092</text:p>
          </table:table-cell>
          <table:table-cell office:value-type="float" office:value="15.873583" calcext:value-type="float">
            <text:p>15,873583</text:p>
          </table:table-cell>
          <table:table-cell office:value-type="float" office:value="10.470132" calcext:value-type="float">
            <text:p>10,47013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9.994742" calcext:value-type="float">
            <text:p>19,994742</text:p>
          </table:table-cell>
          <table:table-cell office:value-type="float" office:value="15.098572" calcext:value-type="float">
            <text:p>15,098572</text:p>
          </table:table-cell>
          <table:table-cell office:value-type="float" office:value="34.426922" calcext:value-type="float">
            <text:p>34,426922</text:p>
          </table:table-cell>
          <table:table-cell office:value-type="float" office:value="21.56696" calcext:value-type="float">
            <text:p>21,5669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50% POSORTOWANYC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1384" calcext:value-type="float">
            <text:p>0,11384</text:p>
          </table:table-cell>
          <table:table-cell office:value-type="float" office:value="0.072629" calcext:value-type="float">
            <text:p>0,072629</text:p>
          </table:table-cell>
          <table:table-cell office:value-type="float" office:value="0.194691" calcext:value-type="float">
            <text:p>0,194691</text:p>
          </table:table-cell>
          <table:table-cell office:value-type="float" office:value="0.165267" calcext:value-type="float">
            <text:p>0,16526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643427" calcext:value-type="float">
            <text:p>0,643427</text:p>
          </table:table-cell>
          <table:table-cell office:value-type="float" office:value="0.437765" calcext:value-type="float">
            <text:p>0,437765</text:p>
          </table:table-cell>
          <table:table-cell office:value-type="float" office:value="1.160623" calcext:value-type="float">
            <text:p>1,160623</text:p>
          </table:table-cell>
          <table:table-cell office:value-type="float" office:value="1.027943" calcext:value-type="float">
            <text:p>1,027943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340807" calcext:value-type="float">
            <text:p>1,340807</text:p>
          </table:table-cell>
          <table:table-cell office:value-type="float" office:value="0.951089" calcext:value-type="float">
            <text:p>0,951089</text:p>
          </table:table-cell>
          <table:table-cell office:value-type="float" office:value="2.508672" calcext:value-type="float">
            <text:p>2,508672</text:p>
          </table:table-cell>
          <table:table-cell office:value-type="float" office:value="2.224565" calcext:value-type="float">
            <text:p>2,22456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.420024" calcext:value-type="float">
            <text:p>7,420024</text:p>
          </table:table-cell>
          <table:table-cell office:value-type="float" office:value="5.355796" calcext:value-type="float">
            <text:p>5,355796</text:p>
          </table:table-cell>
          <table:table-cell office:value-type="float" office:value="14.616284" calcext:value-type="float">
            <text:p>14,616284</text:p>
          </table:table-cell>
          <table:table-cell office:value-type="float" office:value="12.439745" calcext:value-type="float">
            <text:p>12,439745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.265737" calcext:value-type="float">
            <text:p>16,265737</text:p>
          </table:table-cell>
          <table:table-cell office:value-type="float" office:value="11.737463" calcext:value-type="float">
            <text:p>11,737463</text:p>
          </table:table-cell>
          <table:table-cell office:value-type="float" office:value="33.158205" calcext:value-type="float">
            <text:p>33,158205</text:p>
          </table:table-cell>
          <table:table-cell office:value-type="float" office:value="26.445331" calcext:value-type="float">
            <text:p>26,44533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75% POSORTOWANYC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92453" calcext:value-type="float">
            <text:p>0,092453</text:p>
          </table:table-cell>
          <table:table-cell office:value-type="float" office:value="0.051764" calcext:value-type="float">
            <text:p>0,051764</text:p>
          </table:table-cell>
          <table:table-cell office:value-type="float" office:value="0.181627" calcext:value-type="float">
            <text:p>0,181627</text:p>
          </table:table-cell>
          <table:table-cell office:value-type="float" office:value="0.201422" calcext:value-type="float">
            <text:p>0,2014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534918" calcext:value-type="float">
            <text:p>0,534918</text:p>
          </table:table-cell>
          <table:table-cell office:value-type="float" office:value="0.326709" calcext:value-type="float">
            <text:p>0,326709</text:p>
          </table:table-cell>
          <table:table-cell office:value-type="float" office:value="1.065819" calcext:value-type="float">
            <text:p>1,065819</text:p>
          </table:table-cell>
          <table:table-cell office:value-type="float" office:value="1.195859" calcext:value-type="float">
            <text:p>1,195859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078979" calcext:value-type="float">
            <text:p>1,078979</text:p>
          </table:table-cell>
          <table:table-cell office:value-type="float" office:value="0.655333" calcext:value-type="float">
            <text:p>0,655333</text:p>
          </table:table-cell>
          <table:table-cell office:value-type="float" office:value="2.330272" calcext:value-type="float">
            <text:p>2,330272</text:p>
          </table:table-cell>
          <table:table-cell office:value-type="float" office:value="2.583899" calcext:value-type="float">
            <text:p>2,583899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6.04469" calcext:value-type="float">
            <text:p>6,04469</text:p>
          </table:table-cell>
          <table:table-cell office:value-type="float" office:value="3.879468" calcext:value-type="float">
            <text:p>3,879468</text:p>
          </table:table-cell>
          <table:table-cell office:value-type="float" office:value="12.879121" calcext:value-type="float">
            <text:p>12,879121</text:p>
          </table:table-cell>
          <table:table-cell office:value-type="float" office:value="14.747678" calcext:value-type="float">
            <text:p>14,747678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2.533946" calcext:value-type="float">
            <text:p>12,533946</text:p>
          </table:table-cell>
          <table:table-cell office:value-type="float" office:value="7.843819" calcext:value-type="float">
            <text:p>7,843819</text:p>
          </table:table-cell>
          <table:table-cell office:value-type="float" office:value="27.239008" calcext:value-type="float">
            <text:p>27,239008</text:p>
          </table:table-cell>
          <table:table-cell office:value-type="float" office:value="30.825509" calcext:value-type="float">
            <text:p>30,82550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95% POSORTOWANYC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81162" calcext:value-type="float">
            <text:p>0,081162</text:p>
          </table:table-cell>
          <table:table-cell office:value-type="float" office:value="0.039447" calcext:value-type="float">
            <text:p>0,039447</text:p>
          </table:table-cell>
          <table:table-cell office:value-type="float" office:value="0.175631" calcext:value-type="float">
            <text:p>0,175631</text:p>
          </table:table-cell>
          <table:table-cell office:value-type="float" office:value="0.239206" calcext:value-type="float">
            <text:p>0,23920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68506" calcext:value-type="float">
            <text:p>0,468506</text:p>
          </table:table-cell>
          <table:table-cell office:value-type="float" office:value="0.244602" calcext:value-type="float">
            <text:p>0,244602</text:p>
          </table:table-cell>
          <table:table-cell office:value-type="float" office:value="1.031795" calcext:value-type="float">
            <text:p>1,031795</text:p>
          </table:table-cell>
          <table:table-cell office:value-type="float" office:value="1.419647" calcext:value-type="float">
            <text:p>1,41964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935499" calcext:value-type="float">
            <text:p>0,935499</text:p>
          </table:table-cell>
          <table:table-cell office:value-type="float" office:value="0.514403" calcext:value-type="float">
            <text:p>0,514403</text:p>
          </table:table-cell>
          <table:table-cell office:value-type="float" office:value="2.15428" calcext:value-type="float">
            <text:p>2,15428</text:p>
          </table:table-cell>
          <table:table-cell office:value-type="float" office:value="3.023487" calcext:value-type="float">
            <text:p>3,02348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5.273486" calcext:value-type="float">
            <text:p>5,273486</text:p>
          </table:table-cell>
          <table:table-cell office:value-type="float" office:value="2.778816" calcext:value-type="float">
            <text:p>2,778816</text:p>
          </table:table-cell>
          <table:table-cell office:value-type="float" office:value="12.269531" calcext:value-type="float">
            <text:p>12,269531</text:p>
          </table:table-cell>
          <table:table-cell office:value-type="float" office:value="16.891187" calcext:value-type="float">
            <text:p>16,891187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0.71494" calcext:value-type="float">
            <text:p>10,71494</text:p>
          </table:table-cell>
          <table:table-cell office:value-type="float" office:value="5.756867" calcext:value-type="float">
            <text:p>5,756867</text:p>
          </table:table-cell>
          <table:table-cell office:value-type="float" office:value="25.597844" calcext:value-type="float">
            <text:p>25,597844</text:p>
          </table:table-cell>
          <table:table-cell office:value-type="float" office:value="35.23764" calcext:value-type="float">
            <text:p>35,2376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99% POSORTOWANYC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79537" calcext:value-type="float">
            <text:p>0,079537</text:p>
          </table:table-cell>
          <table:table-cell office:value-type="float" office:value="0.038925" calcext:value-type="float">
            <text:p>0,038925</text:p>
          </table:table-cell>
          <table:table-cell office:value-type="float" office:value="0.182962" calcext:value-type="float">
            <text:p>0,182962</text:p>
          </table:table-cell>
          <table:table-cell office:value-type="float" office:value="0.261305" calcext:value-type="float">
            <text:p>0,261305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51121" calcext:value-type="float">
            <text:p>0,451121</text:p>
          </table:table-cell>
          <table:table-cell office:value-type="float" office:value="0.247698" calcext:value-type="float">
            <text:p>0,247698</text:p>
          </table:table-cell>
          <table:table-cell office:value-type="float" office:value="1.014335" calcext:value-type="float">
            <text:p>1,014335</text:p>
          </table:table-cell>
          <table:table-cell office:value-type="float" office:value="1.403895" calcext:value-type="float">
            <text:p>1,40389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931138" calcext:value-type="float">
            <text:p>0,931138</text:p>
          </table:table-cell>
          <table:table-cell office:value-type="float" office:value="0.506071" calcext:value-type="float">
            <text:p>0,506071</text:p>
          </table:table-cell>
          <table:table-cell office:value-type="float" office:value="2.14427" calcext:value-type="float">
            <text:p>2,14427</text:p>
          </table:table-cell>
          <table:table-cell office:value-type="float" office:value="3.020985" calcext:value-type="float">
            <text:p>3,02098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5.117239" calcext:value-type="float">
            <text:p>5,117239</text:p>
          </table:table-cell>
          <table:table-cell office:value-type="float" office:value="2.720055" calcext:value-type="float">
            <text:p>2,720055</text:p>
          </table:table-cell>
          <table:table-cell office:value-type="float" office:value="12.218841" calcext:value-type="float">
            <text:p>12,218841</text:p>
          </table:table-cell>
          <table:table-cell office:value-type="float" office:value="17.290181" calcext:value-type="float">
            <text:p>17,2901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0.589665" calcext:value-type="float">
            <text:p>10,589665</text:p>
          </table:table-cell>
          <table:table-cell office:value-type="float" office:value="5.511627" calcext:value-type="float">
            <text:p>5,511627</text:p>
          </table:table-cell>
          <table:table-cell office:value-type="float" office:value="25.396966" calcext:value-type="float">
            <text:p>25,396966</text:p>
          </table:table-cell>
          <table:table-cell office:value-type="float" office:value="36.440969" calcext:value-type="float">
            <text:p>36,44096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99,7% POSORTOWANYC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89647" calcext:value-type="float">
            <text:p>0,089647</text:p>
          </table:table-cell>
          <table:table-cell office:value-type="float" office:value="0.041428" calcext:value-type="float">
            <text:p>0,041428</text:p>
          </table:table-cell>
          <table:table-cell office:value-type="float" office:value="0.188034" calcext:value-type="float">
            <text:p>0,188034</text:p>
          </table:table-cell>
          <table:table-cell office:value-type="float" office:value="0.258224" calcext:value-type="float">
            <text:p>0,25822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50564" calcext:value-type="float">
            <text:p>0,450564</text:p>
          </table:table-cell>
          <table:table-cell office:value-type="float" office:value="0.23769" calcext:value-type="float">
            <text:p>0,23769</text:p>
          </table:table-cell>
          <table:table-cell office:value-type="float" office:value="1.01769" calcext:value-type="float">
            <text:p>1,01769</text:p>
          </table:table-cell>
          <table:table-cell office:value-type="float" office:value="1.40623895" calcext:value-type="float">
            <text:p>1,4062389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942336" calcext:value-type="float">
            <text:p>0,942336</text:p>
          </table:table-cell>
          <table:table-cell office:value-type="float" office:value="0.500516" calcext:value-type="float">
            <text:p>0,500516</text:p>
          </table:table-cell>
          <table:table-cell office:value-type="float" office:value="2.171213" calcext:value-type="float">
            <text:p>2,171213</text:p>
          </table:table-cell>
          <table:table-cell office:value-type="float" office:value="3.035942" calcext:value-type="float">
            <text:p>3,035942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5.175528" calcext:value-type="float">
            <text:p>5,175528</text:p>
          </table:table-cell>
          <table:table-cell office:value-type="float" office:value="2.7121" calcext:value-type="float">
            <text:p>2,7121</text:p>
          </table:table-cell>
          <table:table-cell office:value-type="float" office:value="12.311614" calcext:value-type="float">
            <text:p>12,311614</text:p>
          </table:table-cell>
          <table:table-cell office:value-type="float" office:value="17.131137" calcext:value-type="float">
            <text:p>17,131137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0.875508" calcext:value-type="float">
            <text:p>10,875508</text:p>
          </table:table-cell>
          <table:table-cell office:value-type="float" office:value="5.620394" calcext:value-type="float">
            <text:p>5,620394</text:p>
          </table:table-cell>
          <table:table-cell office:value-type="float" office:value="25.484338" calcext:value-type="float">
            <text:p>25,484338</text:p>
          </table:table-cell>
          <table:table-cell office:value-type="float" office:value="36.544896" calcext:value-type="float">
            <text:p>36,54489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OSORTOWANA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calanie</text:p>
          </table:table-cell>
          <table:table-cell office:value-type="string" calcext:value-type="string">
            <text:p>szybkie</text:p>
          </table:table-cell>
          <table:table-cell office:value-type="string" calcext:value-type="string">
            <text:p>kopcowanie</text:p>
          </table:table-cell>
          <table:table-cell office:value-type="string" calcext:value-type="string">
            <text:p>introspektywne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79627" calcext:value-type="float">
            <text:p>0,079627</text:p>
          </table:table-cell>
          <table:table-cell office:value-type="float" office:value="0.038154" calcext:value-type="float">
            <text:p>0,038154</text:p>
          </table:table-cell>
          <table:table-cell office:value-type="float" office:value="0.177017" calcext:value-type="float">
            <text:p>0,177017</text:p>
          </table:table-cell>
          <table:table-cell office:value-type="float" office:value="0.24308" calcext:value-type="float">
            <text:p>0,2430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0682" calcext:value-type="float">
            <text:p>0,440682</text:p>
          </table:table-cell>
          <table:table-cell office:value-type="float" office:value="0.248869" calcext:value-type="float">
            <text:p>0,248869</text:p>
          </table:table-cell>
          <table:table-cell office:value-type="float" office:value="1.022846" calcext:value-type="float">
            <text:p>1,022846</text:p>
          </table:table-cell>
          <table:table-cell office:value-type="float" office:value="1.442521" calcext:value-type="float">
            <text:p>1,44252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935974" calcext:value-type="float">
            <text:p>0,935974</text:p>
          </table:table-cell>
          <table:table-cell office:value-type="float" office:value="0.485194" calcext:value-type="float">
            <text:p>0,485194</text:p>
          </table:table-cell>
          <table:table-cell office:value-type="float" office:value="2.152986" calcext:value-type="float">
            <text:p>2,152986</text:p>
          </table:table-cell>
          <table:table-cell office:value-type="float" office:value="3.00417" calcext:value-type="float">
            <text:p>3,0041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5.141887" calcext:value-type="float">
            <text:p>5,141887</text:p>
          </table:table-cell>
          <table:table-cell office:value-type="float" office:value="2.632315" calcext:value-type="float">
            <text:p>2,632315</text:p>
          </table:table-cell>
          <table:table-cell office:value-type="float" office:value="12.258966" calcext:value-type="float">
            <text:p>12,258966</text:p>
          </table:table-cell>
          <table:table-cell office:value-type="float" office:value="17.234531" calcext:value-type="float">
            <text:p>17,23453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0.759708" calcext:value-type="float">
            <text:p>10,759708</text:p>
          </table:table-cell>
          <table:table-cell office:value-type="float" office:value="5.606563" calcext:value-type="float">
            <text:p>5,606563</text:p>
          </table:table-cell>
          <table:table-cell office:value-type="float" office:value="27.761565" calcext:value-type="float">
            <text:p>27,761565</text:p>
          </table:table-cell>
          <table:table-cell office:value-type="float" office:value="40.969791" calcext:value-type="float">
            <text:p>40,969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.00.0000</text:date>, <text:time style:data-style-name="N2" text:time-value="14:19:57.66145605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9:37:55.017406516</meta:creation-date>
    <dc:date>2018-04-17T15:30:43.134914086</dc:date>
    <meta:editing-duration>PT12M14S</meta:editing-duration>
    <meta:editing-cycles>2</meta:editing-cycles>
    <meta:generator>LibreOffice/5.1.6.2$Linux_X86_64 LibreOffice_project/10m0$Build-2</meta:generator>
    <meta:document-statistic meta:table-count="1" meta:cell-count="2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61cm" svg:height="9.757cm" xlink:href=".." xlink:type="simple" chart:class="chart:scatter" chart:style-name="ch1">
        <chart:title svg:x="6.037cm" svg:y="0.331cm" chart:style-name="ch2">
          <text:p>Losowa kolejność</text:p>
        </chart:title>
        <chart:legend chart:legend-position="bottom" svg:x="3.509cm" svg:y="8.974cm" style:legend-expansion="wide" chart:style-name="ch3"/>
        <chart:plot-area chart:style-name="ch4" table:cell-range-address="Arkusz1.B3:Arkusz1.F10" chart:data-source-has-labels="row" svg:x="0.315cm" svg:y="1.305cm" svg:width="15.131cm" svg:height="7.474cm">
          <chartooo:coordinate-region svg:x="0.936cm" svg:y="1.504cm" svg:width="13.86cm" svg:height="6.6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C3:Arkusz1.C10" loext:label-string="scalanie" chart:class="chart:scatter">
            <chart:domain table:cell-range-address="Arkusz1.B3:Arkusz1.B10"/>
            <chart:data-point chart:repeated="8"/>
          </chart:series>
          <chart:series chart:style-name="ch8" chart:values-cell-range-address="Arkusz1.E3:Arkusz1.E10" loext:label-string="kopcowanie" chart:class="chart:scatter">
            <chart:data-point chart:repeated="8"/>
          </chart:series>
          <chart:series chart:style-name="ch9" chart:values-cell-range-address="Arkusz1.D3:Arkusz1.D10" loext:label-string="szybkie" chart:class="chart:scatter">
            <chart:data-point chart:repeated="8"/>
          </chart:series>
          <chart:series chart:style-name="ch10" chart:values-cell-range-address="Arkusz1.F3:Arkusz1.F10" loext:label-string="introspektywne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scalanie</text:p>
              </table:table-cell>
              <table:table-cell office:value-type="string">
                <text:p>kopcowanie</text:p>
              </table:table-cell>
              <table:table-cell office:value-type="string">
                <text:p>szybkie</text:p>
              </table:table-cell>
              <table:table-cell office:value-type="string">
                <text:p>introspektyw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160109">
                <text:p>0.160109</text:p>
                <draw:g>
                  <svg:desc>Arkusz1.C3:Arkusz1.C10</svg:desc>
                </draw:g>
              </table:table-cell>
              <table:table-cell office:value-type="float" office:value="0.206111">
                <text:p>0.206111</text:p>
                <draw:g>
                  <svg:desc>Arkusz1.E3:Arkusz1.E10</svg:desc>
                </draw:g>
              </table:table-cell>
              <table:table-cell office:value-type="float" office:value="0.116477">
                <text:p>0.116477</text:p>
                <draw:g>
                  <svg:desc>Arkusz1.D3:Arkusz1.D10</svg:desc>
                </draw:g>
              </table:table-cell>
              <table:table-cell office:value-type="float" office:value="0.117118">
                <text:p>0.117118</text:p>
                <draw:g>
                  <svg:desc>Arkusz1.F3:Arkusz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890092">
                <text:p>0.890092</text:p>
              </table:table-cell>
              <table:table-cell office:value-type="float" office:value="1.260473">
                <text:p>1.260473</text:p>
              </table:table-cell>
              <table:table-cell office:value-type="float" office:value="0.740222">
                <text:p>0.740222</text:p>
              </table:table-cell>
              <table:table-cell office:value-type="float" office:value="0.701058">
                <text:p>0.701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960839">
                <text:p>1.960839</text:p>
              </table:table-cell>
              <table:table-cell office:value-type="float" office:value="2.704142">
                <text:p>2.704142</text:p>
              </table:table-cell>
              <table:table-cell office:value-type="float" office:value="1.62389">
                <text:p>1.62389</text:p>
              </table:table-cell>
              <table:table-cell office:value-type="float" office:value="1.527547">
                <text:p>1.527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0.846934">
                <text:p>10.846934</text:p>
              </table:table-cell>
              <table:table-cell office:value-type="float" office:value="16.135495">
                <text:p>16.135495</text:p>
              </table:table-cell>
              <table:table-cell office:value-type="float" office:value="8.643381">
                <text:p>8.643381</text:p>
              </table:table-cell>
              <table:table-cell office:value-type="float" office:value="8.78963">
                <text:p>8.78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940353">
                <text:p>21.940353</text:p>
              </table:table-cell>
              <table:table-cell office:value-type="float" office:value="35.759193">
                <text:p>35.759193</text:p>
              </table:table-cell>
              <table:table-cell office:value-type="float" office:value="17.725443">
                <text:p>17.725443</text:p>
              </table:table-cell>
              <table:table-cell office:value-type="float" office:value="18.757495">
                <text:p>18.757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61cm" svg:height="9.757cm" xlink:href=".." xlink:type="simple" chart:class="chart:scatter" chart:style-name="ch1">
        <chart:title svg:x="5.667cm" svg:y="0.331cm" chart:style-name="ch2">
          <text:p>Odwrócona kolejność</text:p>
        </chart:title>
        <chart:legend chart:legend-position="bottom" svg:x="3.509cm" svg:y="8.974cm" style:legend-expansion="wide" chart:style-name="ch3"/>
        <chart:plot-area chart:style-name="ch4" table:cell-range-address="Arkusz1.B13:Arkusz1.F17" chart:data-source-has-labels="row" svg:x="0.315cm" svg:y="1.305cm" svg:width="15.131cm" svg:height="7.474cm">
          <chartooo:coordinate-region svg:x="0.936cm" svg:y="1.504cm" svg:width="13.86cm" svg:height="6.6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C13:Arkusz1.C17" loext:label-string="scalanie" chart:class="chart:scatter">
            <chart:domain table:cell-range-address="Arkusz1.B13:Arkusz1.B17"/>
            <chart:data-point chart:repeated="5"/>
          </chart:series>
          <chart:series chart:style-name="ch8" chart:values-cell-range-address="Arkusz1.E13:Arkusz1.E17" loext:label-string="kopcowanie" chart:class="chart:scatter">
            <chart:domain table:cell-range-address="Arkusz1.B3:Arkusz1.B10"/>
            <chart:data-point chart:repeated="8"/>
          </chart:series>
          <chart:series chart:style-name="ch9" chart:values-cell-range-address="Arkusz1.D13:Arkusz1.D17" loext:label-string="szybkie" chart:class="chart:scatter">
            <chart:domain table:cell-range-address="Arkusz1.B3:Arkusz1.B10"/>
            <chart:data-point chart:repeated="8"/>
          </chart:series>
          <chart:series chart:style-name="ch10" chart:values-cell-range-address="Arkusz1.F13:Arkusz1.F17" loext:label-string="introspektywne" chart:class="chart:scatter">
            <chart:domain table:cell-range-address="Arkusz1.B3:Arkusz1.B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scalanie</text:p>
              </table:table-cell>
              <table:table-cell office:value-type="string">
                <text:p>Kolumna B</text:p>
              </table:table-cell>
              <table:table-cell office:value-type="string">
                <text:p>kopcowanie</text:p>
              </table:table-cell>
              <table:table-cell office:value-type="string">
                <text:p>Kolumna B</text:p>
              </table:table-cell>
              <table:table-cell office:value-type="string">
                <text:p>szybkie</text:p>
              </table:table-cell>
              <table:table-cell office:value-type="string">
                <text:p>Kolumna B</text:p>
              </table:table-cell>
              <table:table-cell office:value-type="string">
                <text:p>introspektyw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13:Arkusz1.B17</svg:desc>
                </draw:g>
              </table:table-cell>
              <table:table-cell office:value-type="float" office:value="0.099274">
                <text:p>0.099274</text:p>
                <draw:g>
                  <svg:desc>Arkusz1.C13:Arkusz1.C1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179632">
                <text:p>0.179632</text:p>
                <draw:g>
                  <svg:desc>Arkusz1.E13:Arkusz1.E1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057484">
                <text:p>0.057484</text:p>
                <draw:g>
                  <svg:desc>Arkusz1.D13:Arkusz1.D1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278989">
                <text:p>0.278989</text:p>
                <draw:g>
                  <svg:desc>Arkusz1.F13:Arkusz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531506">
                <text:p>0.531506</text:p>
              </table:table-cell>
              <table:table-cell office:value-type="float" office:value="50000">
                <text:p>50000</text:p>
              </table:table-cell>
              <table:table-cell office:value-type="float" office:value="0.992377">
                <text:p>0.992377</text:p>
              </table:table-cell>
              <table:table-cell office:value-type="float" office:value="50000">
                <text:p>50000</text:p>
              </table:table-cell>
              <table:table-cell office:value-type="float" office:value="0.330582">
                <text:p>0.330582</text:p>
              </table:table-cell>
              <table:table-cell office:value-type="float" office:value="50000">
                <text:p>50000</text:p>
              </table:table-cell>
              <table:table-cell office:value-type="float" office:value="1.685091">
                <text:p>1.685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170564">
                <text:p>1.170564</text:p>
              </table:table-cell>
              <table:table-cell office:value-type="float" office:value="100000">
                <text:p>100000</text:p>
              </table:table-cell>
              <table:table-cell office:value-type="float" office:value="2.216784">
                <text:p>2.216784</text:p>
              </table:table-cell>
              <table:table-cell office:value-type="float" office:value="100000">
                <text:p>100000</text:p>
              </table:table-cell>
              <table:table-cell office:value-type="float" office:value="0.727962">
                <text:p>0.727962</text:p>
              </table:table-cell>
              <table:table-cell office:value-type="float" office:value="100000">
                <text:p>100000</text:p>
              </table:table-cell>
              <table:table-cell office:value-type="float" office:value="3.375426">
                <text:p>3.375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6.282431">
                <text:p>6.282431</text:p>
              </table:table-cell>
              <table:table-cell office:value-type="float" office:value="500000">
                <text:p>500000</text:p>
              </table:table-cell>
              <table:table-cell office:value-type="float" office:value="11.834984">
                <text:p>11.834984</text:p>
              </table:table-cell>
              <table:table-cell office:value-type="float" office:value="500000">
                <text:p>500000</text:p>
              </table:table-cell>
              <table:table-cell office:value-type="float" office:value="3.903441">
                <text:p>3.903441</text:p>
              </table:table-cell>
              <table:table-cell office:value-type="float" office:value="500000">
                <text:p>500000</text:p>
              </table:table-cell>
              <table:table-cell office:value-type="float" office:value="19.274481">
                <text:p>19.27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3.268344">
                <text:p>13.268344</text:p>
              </table:table-cell>
              <table:table-cell office:value-type="float" office:value="1000000">
                <text:p>1000000</text:p>
              </table:table-cell>
              <table:table-cell office:value-type="float" office:value="24.814866">
                <text:p>24.814866</text:p>
              </table:table-cell>
              <table:table-cell office:value-type="float" office:value="1000000">
                <text:p>1000000</text:p>
              </table:table-cell>
              <table:table-cell office:value-type="float" office:value="8.470276">
                <text:p>8.470276</text:p>
              </table:table-cell>
              <table:table-cell office:value-type="float" office:value="1000000">
                <text:p>1000000</text:p>
              </table:table-cell>
              <table:table-cell office:value-type="float" office:value="40.621725">
                <text:p>40.621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61cm" svg:height="9.757cm" xlink:href=".." xlink:type="simple" chart:class="chart:scatter" chart:style-name="ch1">
        <chart:title svg:x="6.037cm" svg:y="0.33cm" chart:style-name="ch2">
          <text:p>25% posortowana
</text:p>
        </chart:title>
        <chart:legend chart:legend-position="bottom" svg:x="3.509cm" svg:y="8.974cm" style:legend-expansion="wide" chart:style-name="ch3"/>
        <chart:plot-area chart:style-name="ch4" table:cell-range-address="Arkusz1.B13:Arkusz1.B17 Arkusz1.C23:Arkusz1.F27" chart:data-source-has-labels="row" svg:x="0.315cm" svg:y="1.808cm" svg:width="15.131cm" svg:height="6.971cm">
          <chartooo:coordinate-region svg:x="0.936cm" svg:y="2.007cm" svg:width="13.86cm" svg:height="6.1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C23:Arkusz1.C27" loext:label-string="scalanie" chart:class="chart:scatter">
            <chart:domain table:cell-range-address="Arkusz1.B13:Arkusz1.B17"/>
            <chart:data-point chart:repeated="5"/>
          </chart:series>
          <chart:series chart:style-name="ch8" chart:values-cell-range-address="Arkusz1.E23:Arkusz1.E27" loext:label-string="kopcowanie" chart:class="chart:scatter">
            <chart:domain table:cell-range-address="Arkusz1.B3:Arkusz1.B10"/>
            <chart:data-point chart:repeated="8"/>
          </chart:series>
          <chart:series chart:style-name="ch9" chart:values-cell-range-address="Arkusz1.D23:Arkusz1.D27" loext:label-string="szybkie" chart:class="chart:scatter">
            <chart:domain table:cell-range-address="Arkusz1.B3:Arkusz1.B10"/>
            <chart:data-point chart:repeated="8"/>
          </chart:series>
          <chart:series chart:style-name="ch10" chart:values-cell-range-address="Arkusz1.F23:Arkusz1.F27" loext:label-string="introspektywne" chart:class="chart:scatter">
            <chart:domain table:cell-range-address="Arkusz1.B3:Arkusz1.B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scalanie</text:p>
              </table:table-cell>
              <table:table-cell office:value-type="string">
                <text:p>Kolumna B</text:p>
              </table:table-cell>
              <table:table-cell office:value-type="string">
                <text:p>kopcowanie</text:p>
              </table:table-cell>
              <table:table-cell office:value-type="string">
                <text:p>Kolumna B</text:p>
              </table:table-cell>
              <table:table-cell office:value-type="string">
                <text:p>szybkie</text:p>
              </table:table-cell>
              <table:table-cell office:value-type="string">
                <text:p>Kolumna B</text:p>
              </table:table-cell>
              <table:table-cell office:value-type="string">
                <text:p>introspektyw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13:Arkusz1.B17</svg:desc>
                </draw:g>
              </table:table-cell>
              <table:table-cell office:value-type="float" office:value="0.140971">
                <text:p>0.140971</text:p>
                <draw:g>
                  <svg:desc>Arkusz1.C23:Arkusz1.C2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204581">
                <text:p>0.204581</text:p>
                <draw:g>
                  <svg:desc>Arkusz1.E23:Arkusz1.E2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097112">
                <text:p>0.097112</text:p>
                <draw:g>
                  <svg:desc>Arkusz1.D23:Arkusz1.D2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14237">
                <text:p>0.14237</text:p>
                <draw:g>
                  <svg:desc>Arkusz1.F23:Arkusz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762387">
                <text:p>0.762387</text:p>
              </table:table-cell>
              <table:table-cell office:value-type="float" office:value="50000">
                <text:p>50000</text:p>
              </table:table-cell>
              <table:table-cell office:value-type="float" office:value="1.243933">
                <text:p>1.243933</text:p>
              </table:table-cell>
              <table:table-cell office:value-type="float" office:value="50000">
                <text:p>50000</text:p>
              </table:table-cell>
              <table:table-cell office:value-type="float" office:value="0.584171">
                <text:p>0.584171</text:p>
              </table:table-cell>
              <table:table-cell office:value-type="float" office:value="50000">
                <text:p>50000</text:p>
              </table:table-cell>
              <table:table-cell office:value-type="float" office:value="0.848392">
                <text:p>0.848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661725">
                <text:p>1.661725</text:p>
              </table:table-cell>
              <table:table-cell office:value-type="float" office:value="100000">
                <text:p>100000</text:p>
              </table:table-cell>
              <table:table-cell office:value-type="float" office:value="2.659417">
                <text:p>2.659417</text:p>
              </table:table-cell>
              <table:table-cell office:value-type="float" office:value="100000">
                <text:p>100000</text:p>
              </table:table-cell>
              <table:table-cell office:value-type="float" office:value="1.249574">
                <text:p>1.249574</text:p>
              </table:table-cell>
              <table:table-cell office:value-type="float" office:value="100000">
                <text:p>100000</text:p>
              </table:table-cell>
              <table:table-cell office:value-type="float" office:value="1.817497">
                <text:p>1.817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9.147196">
                <text:p>9.147196</text:p>
              </table:table-cell>
              <table:table-cell office:value-type="float" office:value="500000">
                <text:p>500000</text:p>
              </table:table-cell>
              <table:table-cell office:value-type="float" office:value="15.873583">
                <text:p>15.873583</text:p>
              </table:table-cell>
              <table:table-cell office:value-type="float" office:value="500000">
                <text:p>500000</text:p>
              </table:table-cell>
              <table:table-cell office:value-type="float" office:value="6.931092">
                <text:p>6.931092</text:p>
              </table:table-cell>
              <table:table-cell office:value-type="float" office:value="500000">
                <text:p>500000</text:p>
              </table:table-cell>
              <table:table-cell office:value-type="float" office:value="10.470132">
                <text:p>10.470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9.994742">
                <text:p>19.994742</text:p>
              </table:table-cell>
              <table:table-cell office:value-type="float" office:value="1000000">
                <text:p>1000000</text:p>
              </table:table-cell>
              <table:table-cell office:value-type="float" office:value="34.426922">
                <text:p>34.426922</text:p>
              </table:table-cell>
              <table:table-cell office:value-type="float" office:value="1000000">
                <text:p>1000000</text:p>
              </table:table-cell>
              <table:table-cell office:value-type="float" office:value="15.098572">
                <text:p>15.098572</text:p>
              </table:table-cell>
              <table:table-cell office:value-type="float" office:value="1000000">
                <text:p>1000000</text:p>
              </table:table-cell>
              <table:table-cell office:value-type="float" office:value="21.56696">
                <text:p>21.56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61cm" svg:height="9.757cm" xlink:href=".." xlink:type="simple" chart:class="chart:scatter" chart:style-name="ch1">
        <chart:title svg:x="6.037cm" svg:y="0.33cm" chart:style-name="ch2">
          <text:p>50% posortowana
</text:p>
        </chart:title>
        <chart:legend chart:legend-position="bottom" svg:x="3.509cm" svg:y="8.974cm" style:legend-expansion="wide" chart:style-name="ch3"/>
        <chart:plot-area chart:style-name="ch4" table:cell-range-address="Arkusz1.B13:Arkusz1.B17 Arkusz1.C33:Arkusz1.F37" chart:data-source-has-labels="row" svg:x="0.315cm" svg:y="1.808cm" svg:width="15.131cm" svg:height="6.971cm">
          <chartooo:coordinate-region svg:x="0.936cm" svg:y="2.007cm" svg:width="13.86cm" svg:height="6.1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C33:Arkusz1.C37" loext:label-string="scalanie" chart:class="chart:scatter">
            <chart:domain table:cell-range-address="Arkusz1.B13:Arkusz1.B17"/>
            <chart:data-point chart:repeated="5"/>
          </chart:series>
          <chart:series chart:style-name="ch8" chart:values-cell-range-address="Arkusz1.E33:Arkusz1.E37" loext:label-string="kopcowanie" chart:class="chart:scatter">
            <chart:domain table:cell-range-address="Arkusz1.B3:Arkusz1.B10"/>
            <chart:data-point chart:repeated="8"/>
          </chart:series>
          <chart:series chart:style-name="ch9" chart:values-cell-range-address="Arkusz1.D33:Arkusz1.D37" loext:label-string="szybkie" chart:class="chart:scatter">
            <chart:domain table:cell-range-address="Arkusz1.B3:Arkusz1.B10"/>
            <chart:data-point chart:repeated="8"/>
          </chart:series>
          <chart:series chart:style-name="ch10" chart:values-cell-range-address="Arkusz1.F33:Arkusz1.F37" loext:label-string="introspektywne" chart:class="chart:scatter">
            <chart:domain table:cell-range-address="Arkusz1.B3:Arkusz1.B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scalanie</text:p>
              </table:table-cell>
              <table:table-cell office:value-type="string">
                <text:p>Kolumna B</text:p>
              </table:table-cell>
              <table:table-cell office:value-type="string">
                <text:p>kopcowanie</text:p>
              </table:table-cell>
              <table:table-cell office:value-type="string">
                <text:p>Kolumna B</text:p>
              </table:table-cell>
              <table:table-cell office:value-type="string">
                <text:p>szybkie</text:p>
              </table:table-cell>
              <table:table-cell office:value-type="string">
                <text:p>Kolumna B</text:p>
              </table:table-cell>
              <table:table-cell office:value-type="string">
                <text:p>introspektyw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B13:Arkusz1.B17</svg:desc>
                </draw:g>
              </table:table-cell>
              <table:table-cell office:value-type="float" office:value="0.11384">
                <text:p>0.11384</text:p>
                <draw:g>
                  <svg:desc>Arkusz1.C33:Arkusz1.C3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194691">
                <text:p>0.194691</text:p>
                <draw:g>
                  <svg:desc>Arkusz1.E33:Arkusz1.E3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072629">
                <text:p>0.072629</text:p>
                <draw:g>
                  <svg:desc>Arkusz1.D33:Arkusz1.D37</svg:desc>
                </draw:g>
              </table:table-cell>
              <table:table-cell office:value-type="float" office:value="10000">
                <text:p>10000</text:p>
                <draw:g>
                  <svg:desc>Arkusz1.B3:Arkusz1.B10</svg:desc>
                </draw:g>
              </table:table-cell>
              <table:table-cell office:value-type="float" office:value="0.165267">
                <text:p>0.165267</text:p>
                <draw:g>
                  <svg:desc>Arkusz1.F33:Arkusz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643427">
                <text:p>0.643427</text:p>
              </table:table-cell>
              <table:table-cell office:value-type="float" office:value="50000">
                <text:p>50000</text:p>
              </table:table-cell>
              <table:table-cell office:value-type="float" office:value="1.160623">
                <text:p>1.160623</text:p>
              </table:table-cell>
              <table:table-cell office:value-type="float" office:value="50000">
                <text:p>50000</text:p>
              </table:table-cell>
              <table:table-cell office:value-type="float" office:value="0.437765">
                <text:p>0.437765</text:p>
              </table:table-cell>
              <table:table-cell office:value-type="float" office:value="50000">
                <text:p>50000</text:p>
              </table:table-cell>
              <table:table-cell office:value-type="float" office:value="1.027943">
                <text:p>1.027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340807">
                <text:p>1.340807</text:p>
              </table:table-cell>
              <table:table-cell office:value-type="float" office:value="100000">
                <text:p>100000</text:p>
              </table:table-cell>
              <table:table-cell office:value-type="float" office:value="2.508672">
                <text:p>2.508672</text:p>
              </table:table-cell>
              <table:table-cell office:value-type="float" office:value="100000">
                <text:p>100000</text:p>
              </table:table-cell>
              <table:table-cell office:value-type="float" office:value="0.951089">
                <text:p>0.951089</text:p>
              </table:table-cell>
              <table:table-cell office:value-type="float" office:value="100000">
                <text:p>100000</text:p>
              </table:table-cell>
              <table:table-cell office:value-type="float" office:value="2.224565">
                <text:p>2.224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7.420024">
                <text:p>7.420024</text:p>
              </table:table-cell>
              <table:table-cell office:value-type="float" office:value="500000">
                <text:p>500000</text:p>
              </table:table-cell>
              <table:table-cell office:value-type="float" office:value="14.616284">
                <text:p>14.616284</text:p>
              </table:table-cell>
              <table:table-cell office:value-type="float" office:value="500000">
                <text:p>500000</text:p>
              </table:table-cell>
              <table:table-cell office:value-type="float" office:value="5.355796">
                <text:p>5.355796</text:p>
              </table:table-cell>
              <table:table-cell office:value-type="float" office:value="500000">
                <text:p>500000</text:p>
              </table:table-cell>
              <table:table-cell office:value-type="float" office:value="12.439745">
                <text:p>12.439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6.265737">
                <text:p>16.265737</text:p>
              </table:table-cell>
              <table:table-cell office:value-type="float" office:value="1000000">
                <text:p>1000000</text:p>
              </table:table-cell>
              <table:table-cell office:value-type="float" office:value="33.158205">
                <text:p>33.158205</text:p>
              </table:table-cell>
              <table:table-cell office:value-type="float" office:value="1000000">
                <text:p>1000000</text:p>
              </table:table-cell>
              <table:table-cell office:value-type="float" office:value="11.737463">
                <text:p>11.737463</text:p>
              </table:table-cell>
              <table:table-cell office:value-type="float" office:value="1000000">
                <text:p>1000000</text:p>
              </table:table-cell>
              <table:table-cell office:value-type="float" office:value="26.445331">
                <text:p>26.445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